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8cm" fo:min-width="1.27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28cm" fo:min-width="3.05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1cm" fo:min-width="10.67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87cm" fo:min-width="0.13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06cm" fo:min-width="0.50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28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48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3.831cm"/>
    </style:style>
    <style:style style:name="gr11" style:family="graphic" style:parent-style-name="standard">
      <style:graphic-properties draw:stroke="none" svg:stroke-color="#000000" draw:fill="none" draw:fill-color="#ffffff" fo:min-height="2.521cm"/>
    </style:style>
    <style:style style:name="gr12" style:family="graphic" style:parent-style-name="standard">
      <style:graphic-properties draw:stroke="none" svg:stroke-color="#000000" draw:fill="none" draw:fill-color="#ffffff" fo:min-height="1.211cm"/>
    </style:style>
    <style:style style:name="gr13" style:family="graphic" style:parent-style-name="objectwithoutfill">
      <style:graphic-properties svg:stroke-width="0.053cm" svg:stroke-color="#0000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1.274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6cm" fo:min-width="2.424cm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svg:stroke-color="#0000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Fine_20_Dashed"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.1cm" fo:margin-bottom="0.1cm" fo:line-height="100%" fo:text-align="end" fo:text-indent="0cm"/>
    </style:style>
    <style:style style:name="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-color="#ffffff"/>
      <style:paragraph-properties fo:text-align="center"/>
      <style:text-properties fo:font-size="14pt"/>
    </style:style>
    <style:style style:name="P10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778cm" svg:height="2.286cm" svg:x="10.01cm" svg:y="3.2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3.556cm" svg:height="1.778cm" svg:x="3.189cm" svg:y="1.413cm">
          <text:p text:style-name="P2">Project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556cm" svg:height="1.778cm" svg:x="3.189cm" svg:y="3.513cm"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556cm" svg:height="1.778cm" svg:x="3.189cm" svg:y="5.613cm">
          <text:p text:style-name="P2">Pattern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556cm" svg:height="1.778cm" svg:x="15.089cm" svg:y="1.413cm">
          <text:p text:style-name="P2">Metric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56cm" svg:height="1.778cm" svg:x="15.089cm" svg:y="3.513cm">
          <text:p text:style-name="P2">Finding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56cm" svg:height="1.778cm" svg:x="15.089cm" svg:y="5.613cm">
          <text:p text:style-name="P2">Measur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745cm" svg:y1="2.302cm" svg:x2="10.01cm" svg:y2="4.388cm" draw:start-shape="id1" draw:start-glue-point="1" draw:end-shape="id2" draw:end-glue-point="6" svg:d="M6745 2302c2449 0 817 2086 3265 2086" svg:viewBox="0 0 3266 2087">
          <text:p/>
        </draw:connector>
        <draw:connector draw:style-name="gr3" draw:text-style-name="P1" draw:layer="layout" draw:type="curve" svg:x1="6.745cm" svg:y1="6.502cm" svg:x2="10.01cm" svg:y2="4.388cm" draw:start-shape="id3" draw:start-glue-point="1" draw:end-shape="id2" draw:end-glue-point="6" svg:d="M6745 6502c2449 0 817-2114 3265-2114" svg:viewBox="0 0 3266 2115">
          <text:p/>
        </draw:connector>
        <draw:connector draw:style-name="gr3" draw:text-style-name="P1" draw:layer="layout" draw:type="curve" svg:x1="15.089cm" svg:y1="2.302cm" svg:x2="11.788cm" svg:y2="4.388cm" draw:start-shape="id4" draw:start-glue-point="3" draw:end-shape="id2" draw:end-glue-point="8" svg:d="M15089 2302c-2475 0-825 2086-3301 2086" svg:viewBox="0 0 3302 2087">
          <text:p/>
        </draw:connector>
        <draw:connector draw:style-name="gr3" draw:text-style-name="P1" draw:layer="layout" draw:type="curve" svg:x1="15.089cm" svg:y1="6.502cm" svg:x2="11.788cm" svg:y2="4.388cm" draw:start-shape="id5" draw:start-glue-point="3" draw:end-shape="id2" draw:end-glue-point="8" svg:d="M15089 6502c-2475 0-825-2114-3301-2114" svg:viewBox="0 0 3302 2115">
          <text:p/>
        </draw:connector>
        <draw:connector draw:style-name="gr3" draw:text-style-name="P1" draw:layer="layout" draw:type="line" svg:x1="6.745cm" svg:y1="4.402cm" svg:x2="10.01cm" svg:y2="4.388cm" draw:start-shape="id6" draw:start-glue-point="1" draw:end-shape="id2" draw:end-glue-point="6" svg:d="M6745 4402l3265-14" svg:viewBox="0 0 3266 15">
          <text:p/>
        </draw:connector>
        <draw:connector draw:style-name="gr3" draw:text-style-name="P1" draw:layer="layout" draw:type="line" svg:x1="15.089cm" svg:y1="4.402cm" svg:x2="11.788cm" svg:y2="4.388cm" draw:start-shape="id7" draw:start-glue-point="3" draw:end-shape="id2" draw:end-glue-point="8" svg:d="M15089 4402l-3301-14" svg:viewBox="0 0 3302 15">
          <text:p/>
        </draw:connector>
        <draw:custom-shape draw:style-name="gr4" draw:text-style-name="P1" draw:layer="layout" svg:width="14.605cm" svg:height="2.159cm" svg:x="3.597cm" svg:y="9.41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" draw:layer="layout" svg:width="1.27cm" svg:height="3.167cm" svg:x="10.264cm" svg:y="5.8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556cm" svg:height="1.778cm" svg:x="2.702cm" svg:y="13.113cm">
          <text:p text:style-name="P2">Tool</text:p>
          <text:p text:style-name="P2">Comman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6.989cm" svg:y="13.113cm">
          <text:p text:style-name="P2">Result</text:p>
          <text:p text:style-name="P2">Collec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1.289cm" svg:y="13.113cm">
          <text:p text:style-name="P2">Measur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5.589cm" svg:y="13.113cm">
          <text:p text:style-name="P2">CodeTree</text:p>
          <text:p text:style-name="P2">Extens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762cm" svg:x="1.692cm" svg:y="10.11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524cm" svg:height="0.762cm" svg:x="18.593cm" svg:y="10.11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762cm" svg:height="0.889cm" svg:x="4.099cm" svg:y="11.954cm">
          <text:p/>
          <draw:enhanced-geometry svg:viewBox="0 0 21600 21600" draw:text-areas="?f0 ?f7 ?f2 21600" draw:type="up-arrow" draw:modifiers="9028.31460674157 5237.221494102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889cm" svg:x="8.386cm" svg:y="11.954cm">
          <text:p/>
          <draw:enhanced-geometry svg:viewBox="0 0 21600 21600" draw:text-areas="?f0 ?f7 ?f2 21600" draw:type="up-arrow" draw:modifiers="9028.31460674157 5237.221494102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889cm" svg:x="12.686cm" svg:y="11.954cm">
          <text:p/>
          <draw:enhanced-geometry svg:viewBox="0 0 21600 21600" draw:text-areas="?f0 ?f7 ?f2 21600" draw:type="up-arrow" draw:modifiers="9028.31460674157 5237.221494102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762cm" svg:height="0.889cm" svg:x="16.986cm" svg:y="11.954cm">
          <text:p/>
          <draw:enhanced-geometry svg:viewBox="0 0 21600 21600" draw:text-areas="?f0 ?f7 ?f2 21600" draw:type="up-arrow" draw:modifiers="9028.31460674157 5237.221494102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3.429cm" svg:height="0.962cm" svg:x="3.597cm" svg:y="8.452cm">
          <draw:text-box>
            <text:p>Workflow</text:p>
          </draw:text-box>
        </draw:frame>
        <draw:frame draw:style-name="gr9" draw:text-style-name="P4" draw:layer="layout" svg:width="2.667cm" svg:height="0.962cm" svg:x="9.566cm" svg:y="2.259cm">
          <draw:text-box>
            <text:p text:style-name="P2">Arc DB</text:p>
          </draw:text-box>
        </draw:frame>
        <draw:frame draw:style-name="gr10" draw:text-style-name="P6" draw:layer="layout" svg:width="3.556cm" svg:height="4.081cm" draw:transform="rotate (1.5707963267949) translate (2.44cm 19.478cm)">
          <draw:text-box>
            <text:p text:style-name="P5"><text:span text:style-name="T1">Git</text:span></text:p>
            <text:p text:style-name="P5"><text:span text:style-name="T1">PMD</text:span></text:p>
            <text:p text:style-name="P5"><text:span text:style-name="T1">FindBugs</text:span></text:p>
            <text:p text:style-name="P5"><text:span text:style-name="T1">Patterns4</text:span></text:p>
            <text:p text:style-name="P5"><text:span text:style-name="T1">Maven</text:span></text:p>
            <text:p text:style-name="P5"><text:span text:style-name="T1">Gradle</text:span></text:p>
          </draw:text-box>
        </draw:frame>
        <draw:frame draw:style-name="gr11" draw:text-style-name="P6" draw:layer="layout" svg:width="3.556cm" svg:height="2.771cm" draw:transform="rotate (1.5707963267949) translate (7.382cm 19.478cm)">
          <draw:text-box>
            <text:p text:style-name="P5"><text:span text:style-name="T1">PMD</text:span></text:p>
            <text:p text:style-name="P5"><text:span text:style-name="T1">Patterns4</text:span></text:p>
            <text:p text:style-name="P5"><text:span text:style-name="T1">FindBugs</text:span></text:p>
            <text:p text:style-name="P5"><text:span text:style-name="T1">GitHub</text:span></text:p>
          </draw:text-box>
        </draw:frame>
        <draw:frame draw:style-name="gr12" draw:text-style-name="P6" draw:layer="layout" svg:width="3.556cm" svg:height="1.461cm" draw:transform="rotate (1.5707963267949) translate (12.337cm 19.478cm)">
          <draw:text-box>
            <text:p text:style-name="P5"><text:span text:style-name="T1">Quality</text:span></text:p>
            <text:p text:style-name="P5"><text:span text:style-name="T1">Tech Debt</text:span></text:p>
          </draw:text-box>
        </draw:frame>
        <draw:line draw:style-name="gr13" draw:text-style-name="P1" draw:layer="layout" svg:x1="2.878cm" svg:y1="15.959cm" svg:x2="2.878cm" svg:y2="15.07cm">
          <text:p/>
        </draw:line>
        <draw:line draw:style-name="gr13" draw:text-style-name="P1" draw:layer="layout" svg:x1="3.538cm" svg:y1="15.96cm" svg:x2="3.538cm" svg:y2="15.071cm">
          <text:p/>
        </draw:line>
        <draw:line draw:style-name="gr13" draw:text-style-name="P1" draw:layer="layout" svg:x1="4.198cm" svg:y1="15.961cm" svg:x2="4.198cm" svg:y2="15.072cm">
          <text:p/>
        </draw:line>
        <draw:line draw:style-name="gr13" draw:text-style-name="P1" draw:layer="layout" svg:x1="4.858cm" svg:y1="15.963cm" svg:x2="4.858cm" svg:y2="15.074cm">
          <text:p/>
        </draw:line>
        <draw:line draw:style-name="gr13" draw:text-style-name="P1" draw:layer="layout" svg:x1="5.518cm" svg:y1="15.964cm" svg:x2="5.518cm" svg:y2="15.075cm">
          <text:p/>
        </draw:line>
        <draw:line draw:style-name="gr13" draw:text-style-name="P1" draw:layer="layout" svg:x1="6.178cm" svg:y1="15.964cm" svg:x2="6.178cm" svg:y2="15.075cm">
          <text:p/>
        </draw:line>
        <draw:line draw:style-name="gr13" draw:text-style-name="P1" draw:layer="layout" svg:x1="7.838cm" svg:y1="15.961cm" svg:x2="7.838cm" svg:y2="15.072cm">
          <text:p/>
        </draw:line>
        <draw:line draw:style-name="gr13" draw:text-style-name="P1" draw:layer="layout" svg:x1="8.498cm" svg:y1="15.962cm" svg:x2="8.498cm" svg:y2="15.073cm">
          <text:p/>
        </draw:line>
        <draw:line draw:style-name="gr13" draw:text-style-name="P1" draw:layer="layout" svg:x1="9.158cm" svg:y1="15.964cm" svg:x2="9.158cm" svg:y2="15.075cm">
          <text:p/>
        </draw:line>
        <draw:line draw:style-name="gr13" draw:text-style-name="P1" draw:layer="layout" svg:x1="9.818cm" svg:y1="15.965cm" svg:x2="9.818cm" svg:y2="15.076cm">
          <text:p/>
        </draw:line>
        <draw:line draw:style-name="gr13" draw:text-style-name="P1" draw:layer="layout" svg:x1="12.758cm" svg:y1="15.965cm" svg:x2="12.758cm" svg:y2="15.076cm">
          <text:p/>
        </draw:line>
        <draw:line draw:style-name="gr13" draw:text-style-name="P1" draw:layer="layout" svg:x1="13.418cm" svg:y1="15.966cm" svg:x2="13.418cm" svg:y2="15.077cm">
          <text:p/>
        </draw:line>
        <draw:frame draw:style-name="gr14" draw:text-style-name="P6" draw:layer="layout" svg:width="3.556cm" svg:height="1.524cm" draw:transform="rotate (1.5707963267949) translate (16.605cm 19.478cm)">
          <draw:text-box>
            <text:p text:style-name="P7"><text:span text:style-name="T2">Pattern Instances</text:span></text:p>
          </draw:text-box>
        </draw:frame>
        <draw:line draw:style-name="gr13" draw:text-style-name="P1" draw:layer="layout" svg:x1="17.367cm" svg:y1="15.98cm" svg:x2="17.367cm" svg:y2="15.091cm">
          <text:p/>
        </draw:line>
      </draw:page>
      <draw:page draw:name="page2" draw:style-name="dp1" draw:master-page-name="Default">
        <draw:custom-shape draw:style-name="gr15" draw:text-style-name="P9" xml:id="id14" draw:id="id14" draw:layer="layout" svg:width="3.048cm" svg:height="1.27cm" svg:x="1.651cm" svg:y="5.175cm">
          <text:p text:style-name="P8">code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9" draw:id="id9" draw:layer="layout" svg:width="3.048cm" svg:height="1.27cm" svg:x="7.052cm" svg:y="1.676cm">
          <text:p text:style-name="P8">loc-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0" draw:id="id10" draw:layer="layout" svg:width="3.048cm" svg:height="1.27cm" svg:x="7.053cm" svg:y="4.01cm">
          <text:p text:style-name="P8">pattern-</text:p>
          <text:p text:style-name="P8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1" draw:id="id11" draw:layer="layout" svg:width="3.048cm" svg:height="1.27cm" svg:x="7.054cm" svg:y="6.345cm">
          <text:p text:style-name="P8">java-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3" draw:id="id13" draw:layer="layout" svg:width="3.048cm" svg:height="1.27cm" svg:x="7.055cm" svg:y="8.679cm">
          <text:p text:style-name="P8">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2" draw:id="id12" draw:layer="layout" svg:width="3.048cm" svg:height="1.27cm" svg:x="11.856cm" svg:y="8.68cm">
          <text:p text:style-name="P8">quamo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8" draw:id="id8" draw:layer="layout" svg:width="3.048cm" svg:height="1.27cm" svg:x="16.555cm" svg:y="6.346cm">
          <text:p text:style-name="P8">a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16.555cm" svg:y1="6.981cm" svg:x2="10.1cm" svg:y2="2.311cm" draw:start-shape="id8" draw:start-glue-point="3" draw:end-shape="id9" draw:end-glue-point="1" svg:d="M16555 6981c-4840 0-1613-4670-6455-4670" svg:viewBox="0 0 6456 4671">
          <text:p/>
        </draw:connector>
        <draw:connector draw:style-name="gr16" draw:text-style-name="P10" draw:layer="layout" draw:type="curve" svg:x1="16.555cm" svg:y1="6.981cm" svg:x2="10.101cm" svg:y2="4.645cm" draw:start-shape="id8" draw:start-glue-point="3" draw:end-shape="id10" draw:end-glue-point="1" svg:d="M16555 6981c-4839 0-1612-2336-6454-2336" svg:viewBox="0 0 6455 2337">
          <text:p/>
        </draw:connector>
        <draw:connector draw:style-name="gr16" draw:text-style-name="P10" draw:layer="layout" draw:type="curve" svg:x1="16.555cm" svg:y1="6.981cm" svg:x2="10.102cm" svg:y2="6.98cm" draw:start-shape="id8" draw:start-glue-point="3" draw:end-shape="id11" draw:end-glue-point="1" svg:d="M16555 6981c-4839 0-1613-1-6453-1" svg:viewBox="0 0 6454 2">
          <text:p/>
        </draw:connector>
        <draw:connector draw:style-name="gr16" draw:text-style-name="P10" draw:layer="layout" draw:type="curve" svg:x1="16.555cm" svg:y1="6.981cm" svg:x2="14.904cm" svg:y2="9.315cm" draw:start-shape="id8" draw:start-glue-point="3" draw:end-shape="id12" draw:end-glue-point="1" svg:d="M16555 6981c-1237 0-412 2334-1651 2334" svg:viewBox="0 0 1652 2335">
          <text:p/>
        </draw:connector>
        <draw:connector draw:style-name="gr16" draw:text-style-name="P10" draw:layer="layout" draw:type="curve" svg:x1="11.856cm" svg:y1="9.315cm" svg:x2="10.103cm" svg:y2="9.314cm" draw:start-shape="id12" draw:start-glue-point="3" draw:end-shape="id13" draw:end-glue-point="1" svg:d="M11856 9315c-1314 0-438-1-1753-1" svg:viewBox="0 0 1754 2">
          <text:p/>
        </draw:connector>
        <draw:connector draw:style-name="gr16" draw:text-style-name="P10" draw:layer="layout" draw:type="curve" svg:x1="7.055cm" svg:y1="9.314cm" svg:x2="4.699cm" svg:y2="5.81cm" draw:start-shape="id13" draw:start-glue-point="3" draw:end-shape="id14" draw:end-glue-point="1" svg:d="M7055 9314c-1765 0-588-3504-2356-3504" svg:viewBox="0 0 2357 3505">
          <text:p/>
        </draw:connector>
        <draw:connector draw:style-name="gr16" draw:text-style-name="P10" draw:layer="layout" draw:type="curve" svg:x1="7.054cm" svg:y1="6.98cm" svg:x2="4.699cm" svg:y2="5.81cm" draw:start-shape="id11" draw:start-glue-point="3" draw:end-shape="id14" draw:end-glue-point="1" svg:d="M7054 6980c-1765 0-588-1170-2355-1170" svg:viewBox="0 0 2356 1171">
          <text:p/>
        </draw:connector>
        <draw:connector draw:style-name="gr16" draw:text-style-name="P10" draw:layer="layout" draw:type="curve" svg:x1="7.053cm" svg:y1="4.645cm" svg:x2="4.699cm" svg:y2="5.81cm" draw:start-shape="id10" draw:start-glue-point="3" draw:end-shape="id14" draw:end-glue-point="1" svg:d="M7053 4645c-1764 0-587 1165-2354 1165" svg:viewBox="0 0 2355 1166">
          <text:p/>
        </draw:connector>
        <draw:line draw:style-name="gr17" draw:text-style-name="P10" xml:id="id15" draw:id="id15" draw:layer="layout" svg:x1="8.128cm" svg:y1="8.112cm" svg:x2="8.89cm" svg:y2="8.112cm">
          <text:p/>
        </draw:line>
        <draw:connector draw:style-name="gr17" draw:text-style-name="P10" draw:layer="layout" draw:type="curve" svg:x1="11.856cm" svg:y1="9.315cm" svg:x2="8.89cm" svg:y2="8.112cm" draw:start-shape="id12" draw:start-glue-point="3" draw:end-shape="id15" draw:end-glue-point="1" svg:d="M11856 9315c-2224 0-742-1203-2966-1203" svg:viewBox="0 0 2967 1204">
          <text:p/>
        </draw:connector>
        <draw:connector draw:style-name="gr16" draw:text-style-name="P10" draw:layer="layout" draw:type="curve" draw:line-skew="-0.445cm" svg:x1="8.128cm" svg:y1="8.112cm" svg:x2="4.699cm" svg:y2="5.81cm" draw:start-shape="id15" draw:start-glue-point="3" draw:end-shape="id14" draw:end-glue-point="1" svg:d="M8128 8112c-3238 0-1524-2302-3429-2302" svg:viewBox="0 0 3430 2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28:16.832192966</meta:creation-date>
    <meta:print-date>2018-03-16T12:00:06.659866985</meta:print-date>
    <dc:date>2018-03-17T16:10:46.377844554</dc:date>
    <meta:editing-duration>PT8M53S</meta:editing-duration>
    <meta:editing-cycles>2</meta:editing-cycles>
    <meta:generator>LibreOffice/5.4.5.1$Linux_X86_64 LibreOffice_project/40m0$Build-1</meta:generator>
    <meta:document-statistic meta:object-count="62"/>
  </office:meta>
</office:document-meta>
</file>